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<text:span text:style-name="Strong_20_Emphasis">Program Counter (PC)</text:span> in a processor is a special register that <text:span text:style-name="Strong_20_Emphasis">holds the address of the next instruction to be executed</text:span>. It plays a crucial role in controlling the flow of program execution.</text:p>
      <text:h text:style-name="Heading_20_3" text:outline-level="3"><text:span text:style-name="Strong_20_Emphasis">Purpose of the Program Counter (PC):</text:span></text:h>
      <text:list xml:id="list4071130310" text:style-name="L1">
        <text:list-item>
          <text:p text:style-name="P2"><text:span text:style-name="Strong_20_Emphasis">Instruction Fetching:</text:span> The PC provides the memory address of the next instruction to fetch. </text:p>
        </text:list-item>
        <text:list-item>
          <text:p text:style-name="P2"><text:span text:style-name="Strong_20_Emphasis">Sequential Execution:</text:span> After an instruction executes, the PC typically increments (e.g., by 4 in a 32-bit RISC-V system) to point to the next instruction. </text:p>
        </text:list-item>
        <text:list-item>
          <text:p text:style-name="P2"><text:span text:style-name="Strong_20_Emphasis">Handling Branches and Jumps:</text:span> If a branch or jump instruction is encountered, the PC updates to a new target address instead of incrementing normally. </text:p>
        </text:list-item>
        <text:list-item>
          <text:p text:style-name="P2"><text:span text:style-name="Strong_20_Emphasis">Function Calls and Returns:</text:span> The PC helps in managing function calls (<text:span text:style-name="Source_20_Text">JAL</text:span> instruction) by storing return addresses. </text:p>
        </text:list-item>
        <text:list-item>
          <text:p text:style-name="P1"><text:span text:style-name="Strong_20_Emphasis">Exception Handling:</text:span> The PC saves the current address when an exception occurs to resume execution after handling the exception. </text:p>
        </text:list-item>
      </text:list>
      <text:p text:style-name="Text_20_body">In summary, the <text:span text:style-name="Strong_20_Emphasis">PC ensures the proper execution flow of a program</text:span> by keeping track of the current instruction address and updating it accordingly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0T13:48:58.092000000</meta:creation-date>
    <dc:date>2025-03-10T13:49:14.285000000</dc:date>
    <meta:editing-duration>PT17S</meta:editing-duration>
    <meta:editing-cycles>1</meta:editing-cycles>
    <meta:document-statistic meta:table-count="0" meta:image-count="0" meta:object-count="0" meta:page-count="1" meta:paragraph-count="8" meta:word-count="167" meta:character-count="1024" meta:non-whitespace-character-count="865"/>
    <meta:generator>LibreOffice/7.3.3.2$Windows_x86 LibreOffice_project/d1d0ea68f081ee2800a922cac8f79445e4603348</meta:generator>
  </office:meta>
</office:document-meta>
</file>